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4e1e" officeooo:paragraph-rsid="00144e1e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44e1e" officeooo:paragraph-rsid="00144e1e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Hello, World!” Printing Program in Assembly Language for a 64-bit System</text:p>
      <text:p text:style-name="P1"/>
      <text:p text:style-name="P2">Code:</text:p>
      <text:p text:style-name="P1"/>
      <text:p text:style-name="P2"><text:tab/>section .data</text:p>
      <text:p text:style-name="P2"><text:tab/><text:tab/>message db "Hello, World!",10</text:p>
      <text:p text:style-name="P2"><text:tab/>section .txt</text:p>
      <text:p text:style-name="P2"><text:tab/><text:tab/>global _start</text:p>
      <text:p text:style-name="P2"><text:tab/><text:tab/>_start:</text:p>
      <text:p text:style-name="P2"/>
      <text:p text:style-name="P2"><text:tab/><text:tab/><text:tab/>mov rax,1</text:p>
      <text:p text:style-name="P2"><text:tab/><text:tab/><text:tab/>mov rdi,1</text:p>
      <text:p text:style-name="P2"><text:tab/><text:tab/><text:tab/>mov rsi,message</text:p>
      <text:p text:style-name="P2"><text:tab/><text:tab/><text:tab/>mov rdx,14</text:p>
      <text:p text:style-name="P2"><text:tab/><text:tab/><text:tab/>syscall</text:p>
      <text:p text:style-name="P2"/>
      <text:p text:style-name="P2"><text:tab/><text:tab/><text:tab/>mov rax,60</text:p>
      <text:p text:style-name="P2"><text:tab/><text:tab/><text:tab/>mov rdi,0</text:p>
      <text:p text:style-name="P2"><text:tab/><text:tab/><text:tab/>sys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2:41:02.735495049</meta:creation-date>
    <meta:print-date>2019-07-22T22:44:36.949695626</meta:print-date>
    <dc:date>2019-07-22T22:47:46.443195458</dc:date>
    <meta:editing-duration>PT6M46S</meta:editing-duration>
    <meta:editing-cycles>1</meta:editing-cycles>
    <meta:document-statistic meta:table-count="0" meta:image-count="0" meta:object-count="0" meta:page-count="1" meta:paragraph-count="15" meta:word-count="37" meta:character-count="260" meta:non-whitespace-character-count="206"/>
    <meta:generator>LibreOffice/6.0.7.3$Linux_X86_64 LibreOffice_project/00m0$Build-3</meta:generator>
  </office:meta>
</office:document-meta>
</file>